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automatic-styles>
    <style:style style:name="P1" style:family="paragraph" style:parent-style-name="Standard">
      <style:text-properties fo:font-weight="bold" officeooo:rsid="00196ded" officeooo:paragraph-rsid="00196ded" style:font-weight-asian="bold" style:font-weight-complex="bold"/>
    </style:style>
    <style:style style:name="P2" style:family="paragraph" style:parent-style-name="Standard">
      <style:paragraph-properties fo:margin-left="0in" fo:margin-right="0in" fo:margin-top="0in" fo:margin-bottom="0in" style:contextual-spacing="false" fo:orphans="2" fo:widows="2" fo:text-indent="0in" style:auto-text-indent="false"/>
      <style:text-properties fo:font-weight="bold" officeooo:rsid="00b3469c" officeooo:paragraph-rsid="00b3469c" style:font-weight-asian="bold" style:font-weight-complex="bold"/>
    </style:style>
    <style:style style:name="P3" style:family="paragraph" style:parent-style-name="Standard">
      <style:paragraph-properties fo:margin-left="0in" fo:margin-right="0in" fo:margin-top="0in" fo:margin-bottom="0in" style:contextual-spacing="false" fo:orphans="2" fo:widows="2" fo:text-indent="0in" style:auto-text-indent="false" fo:break-before="page"/>
      <style:text-properties fo:font-weight="bold" officeooo:rsid="00ba1db0" officeooo:paragraph-rsid="00ba1db0" style:font-weight-asian="bold" style:font-weight-complex="bold"/>
    </style:style>
    <style:style style:name="P4" style:family="paragraph" style:parent-style-name="Standard">
      <style:paragraph-properties fo:margin-left="0in" fo:margin-right="0in" fo:margin-top="0in" fo:margin-bottom="0in" style:contextual-spacing="false" fo:orphans="2" fo:widows="2" fo:text-indent="0in" style:auto-text-indent="false"/>
    </style:style>
    <style:style style:name="P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fo:background-color="#f9f9f9" loext:padding="0in" loext:border="none"/>
    </style:style>
    <style:style style:name="P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7c819" officeooo:paragraph-rsid="00a7c819" fo:background-color="#f9f9f9" loext:padding="0in" loext:border="none"/>
    </style:style>
    <style:style style:name="P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d4e63" officeooo:paragraph-rsid="00ad4e63" fo:background-color="#f9f9f9" style:font-weight-asian="normal" style:font-weight-complex="normal" loext:padding="0in" loext:border="none"/>
    </style:style>
    <style:style style:name="P8"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d4e63" officeooo:paragraph-rsid="00acf29b" fo:background-color="#f9f9f9" style:font-weight-asian="normal" style:font-weight-complex="normal" loext:padding="0in" loext:border="none"/>
    </style:style>
    <style:style style:name="P9"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cf29b" officeooo:paragraph-rsid="00acf29b" fo:background-color="#f9f9f9" style:font-weight-asian="normal" style:font-weight-complex="normal" loext:padding="0in" loext:border="none"/>
    </style:style>
    <style:style style:name="P1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edab1" officeooo:paragraph-rsid="00aedab1" fo:background-color="#f9f9f9" style:font-weight-asian="normal" style:font-weight-complex="normal" loext:padding="0in" loext:border="none"/>
    </style:style>
    <style:style style:name="P1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0955a" officeooo:paragraph-rsid="00b0955a" fo:background-color="#f9f9f9" style:font-weight-asian="normal" style:font-weight-complex="normal" loext:padding="0in" loext:border="none"/>
    </style:style>
    <style:style style:name="P12"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0955a" officeooo:paragraph-rsid="00b1cf29" fo:background-color="#f9f9f9" style:font-weight-asian="normal" style:font-weight-complex="normal" loext:padding="0in" loext:border="none"/>
    </style:style>
    <style:style style:name="P1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bbf4e" officeooo:paragraph-rsid="00abbf4e" fo:background-color="#f9f9f9" style:font-weight-asian="bold" style:font-weight-complex="bold" loext:padding="0in" loext:border="none"/>
    </style:style>
    <style:style style:name="P1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cf29b" officeooo:paragraph-rsid="00acf29b" fo:background-color="#f9f9f9" style:font-weight-asian="bold" style:font-weight-complex="bold" loext:padding="0in" loext:border="none"/>
    </style:style>
    <style:style style:name="P1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d4e63" officeooo:paragraph-rsid="00ad4e63" fo:background-color="#f9f9f9" style:font-weight-asian="bold" style:font-weight-complex="bold" loext:padding="0in" loext:border="none"/>
    </style:style>
    <style:style style:name="P16"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6434a" officeooo:paragraph-rsid="00b6434a" style:font-weight-asian="normal" style:font-weight-complex="normal"/>
    </style:style>
    <style:style style:name="P17"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6d83b" officeooo:paragraph-rsid="00b6d83b" style:font-weight-asian="normal" style:font-weight-complex="normal"/>
    </style:style>
    <style:style style:name="P18"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7bf89" officeooo:paragraph-rsid="00b7c64e" style:font-weight-asian="normal" style:font-weight-complex="normal"/>
    </style:style>
    <style:style style:name="P19"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1cf29" officeooo:paragraph-rsid="00b1cf29" fo:background-color="#f9f9f9" style:font-weight-asian="normal" style:font-weight-complex="normal" loext:padding="0in" loext:border="none"/>
    </style:style>
    <style:style style:name="P2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46da7" officeooo:paragraph-rsid="00b46da7" fo:background-color="#f9f9f9" style:font-weight-asian="normal" style:font-weight-complex="normal" loext:padding="0in" loext:border="none"/>
    </style:style>
    <style:style style:name="P2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6434a" officeooo:paragraph-rsid="00b6434a" fo:background-color="#f9f9f9" style:font-weight-asian="normal" style:font-weight-complex="normal" loext:padding="0in" loext:border="none"/>
    </style:style>
    <style:style style:name="P22"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6d83b" officeooo:paragraph-rsid="00b6434a" fo:background-color="#f9f9f9" style:font-weight-asian="normal" style:font-weight-complex="normal" loext:padding="0in" loext:border="none"/>
    </style:style>
    <style:style style:name="P2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6d83b" officeooo:paragraph-rsid="00b6d83b" fo:background-color="#f9f9f9" style:font-weight-asian="normal" style:font-weight-complex="normal" loext:padding="0in" loext:border="none"/>
    </style:style>
    <style:style style:name="P2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7bf89" officeooo:paragraph-rsid="00b7bf89" fo:background-color="#f9f9f9" style:font-weight-asian="normal" style:font-weight-complex="normal" loext:padding="0in" loext:border="none"/>
    </style:style>
    <style:style style:name="P2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7c64e" officeooo:paragraph-rsid="00b7c64e" fo:background-color="#f9f9f9" style:font-weight-asian="normal" style:font-weight-complex="normal" loext:padding="0in" loext:border="none"/>
    </style:style>
    <style:style style:name="P2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973ed" officeooo:paragraph-rsid="00b7c64e" fo:background-color="#f9f9f9" style:font-weight-asian="normal" style:font-weight-complex="normal" loext:padding="0in" loext:border="none"/>
    </style:style>
    <style:style style:name="P2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b712b" officeooo:paragraph-rsid="00bb712b" fo:background-color="#f9f9f9" style:font-weight-asian="normal" style:font-weight-complex="normal" loext:padding="0in" loext:border="none"/>
    </style:style>
    <style:style style:name="P28"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df8b1" officeooo:paragraph-rsid="00bdf8b1" fo:background-color="#f9f9f9" style:font-weight-asian="normal" style:font-weight-complex="normal" loext:padding="0in" loext:border="none"/>
    </style:style>
    <style:style style:name="P29"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ed579" officeooo:paragraph-rsid="00bed579" fo:background-color="#f9f9f9" style:font-weight-asian="normal" style:font-weight-complex="normal" loext:padding="0in" loext:border="none"/>
    </style:style>
    <style:style style:name="P3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1cf29" officeooo:paragraph-rsid="00b1cf29" fo:background-color="#f9f9f9" style:font-weight-asian="bold" style:font-weight-complex="bold" loext:padding="0in" loext:border="none"/>
    </style:style>
    <style:style style:name="P3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3469c" officeooo:paragraph-rsid="00b3469c" fo:background-color="#f9f9f9" style:font-weight-asian="bold" style:font-weight-complex="bold" loext:padding="0in" loext:border="none"/>
    </style:style>
    <style:style style:name="P32"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7bf89" officeooo:paragraph-rsid="00b7bf89" fo:background-color="#f9f9f9" style:font-weight-asian="bold" style:font-weight-complex="bold" loext:padding="0in" loext:border="none"/>
    </style:style>
    <style:style style:name="P3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a1db0" officeooo:paragraph-rsid="00ba1db0" fo:background-color="#f9f9f9" style:font-weight-asian="bold" style:font-weight-complex="bold" loext:padding="0in" loext:border="none"/>
    </style:style>
    <style:style style:name="P3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df8b1" officeooo:paragraph-rsid="00bdf8b1" fo:background-color="#f9f9f9" style:font-weight-asian="bold" style:font-weight-complex="bold" loext:padding="0in" loext:border="none"/>
    </style:style>
    <style:style style:name="T1" style:family="text">
      <style:text-properties fo:font-variant="normal" fo:text-transform="none" fo:color="#030303" loext:opacity="100%" style:font-name="Roboto" fo:font-size="10.5pt" fo:letter-spacing="normal" fo:font-style="normal" fo:font-weight="normal" fo:background-color="#f9f9f9" loext:char-shading-value="0" loext:padding="0in" loext:border="none"/>
    </style:style>
    <style:style style:name="T2" style:family="text">
      <style:text-properties fo:font-variant="normal" fo:text-transform="none" fo:color="#030303" loext:opacity="100%" style:font-name="Roboto" fo:font-size="10.5pt" fo:letter-spacing="normal" fo:font-style="normal" officeooo:rsid="00b1cf29" fo:background-color="#f9f9f9" loext:char-shading-value="0" loext:padding="0in" loext:border="none"/>
    </style:style>
    <style:style style:name="T3" style:family="text">
      <style:text-properties fo:font-variant="normal" fo:text-transform="none" fo:color="#030303" loext:opacity="100%" style:font-name="Roboto" fo:font-size="10.5pt" fo:letter-spacing="normal" fo:font-style="normal" fo:background-color="#f9f9f9" loext:char-shading-value="0" loext:padding="0in" loext:border="none"/>
    </style:style>
    <style:style style:name="T4" style:family="text">
      <style:text-properties fo:font-variant="normal" fo:text-transform="none" fo:color="#030303" loext:opacity="100%" style:font-name="Roboto" fo:font-size="10.5pt" fo:letter-spacing="normal" fo:font-style="normal" officeooo:rsid="00b6d83b" fo:background-color="#f9f9f9" loext:char-shading-value="0" loext:padding="0in" loext:border="none"/>
    </style:style>
    <style:style style:name="T5" style:family="text">
      <style:text-properties fo:font-variant="normal" fo:text-transform="none" fo:color="#030303" loext:opacity="100%" style:font-name="Roboto" fo:font-size="10.5pt" fo:letter-spacing="normal" fo:font-style="normal" officeooo:rsid="00b7c64e" fo:background-color="#f9f9f9" loext:char-shading-value="0" loext:padding="0in" loext:border="none"/>
    </style:style>
    <style:style style:name="T6" style:family="text">
      <style:text-properties fo:font-variant="normal" fo:text-transform="none" fo:color="#030303" loext:opacity="100%" style:font-name="Roboto" fo:font-size="10.5pt" fo:letter-spacing="normal" fo:font-style="normal" officeooo:rsid="00b973ed" fo:background-color="#f9f9f9" loext:char-shading-value="0" loext:padding="0in" loext:border="none"/>
    </style:style>
    <style:style style:name="T7" style:family="text">
      <style:text-properties fo:font-variant="normal" fo:text-transform="none" fo:color="#030303" loext:opacity="100%" fo:letter-spacing="normal" fo:background-color="#f9f9f9" loext:char-shading-value="0" loext:padding="0in" loext:border="none"/>
    </style:style>
    <style:style style:name="T8" style:family="text">
      <style:text-properties fo:font-variant="normal" fo:text-transform="none" style:font-name="Roboto" fo:font-size="10.5pt" fo:letter-spacing="normal" fo:font-style="normal" style:text-underline-style="solid" style:text-underline-width="auto" style:text-underline-color="font-color" fo:font-weight="normal"/>
    </style:style>
    <style:style style:name="T9" style:family="text">
      <style:text-properties officeooo:rsid="0024db6e"/>
    </style:style>
    <style:style style:name="T10" style:family="text">
      <style:text-properties officeooo:rsid="00263424"/>
    </style:style>
    <style:style style:name="T11" style:family="text">
      <style:text-properties officeooo:rsid="00280aef"/>
    </style:style>
    <style:style style:name="T12" style:family="text">
      <style:text-properties officeooo:rsid="002b8b13"/>
    </style:style>
    <style:style style:name="T13" style:family="text">
      <style:text-properties officeooo:rsid="00311ad4"/>
    </style:style>
    <style:style style:name="T14" style:family="text">
      <style:text-properties officeooo:rsid="00329d31"/>
    </style:style>
    <style:style style:name="T15" style:family="text">
      <style:text-properties officeooo:rsid="00369cb2"/>
    </style:style>
    <style:style style:name="T16" style:family="text">
      <style:text-properties officeooo:rsid="0037bf66"/>
    </style:style>
    <style:style style:name="T17" style:family="text">
      <style:text-properties officeooo:rsid="00398ccc"/>
    </style:style>
    <style:style style:name="T18" style:family="text">
      <style:text-properties officeooo:rsid="003b76ad"/>
    </style:style>
    <style:style style:name="T19" style:family="text">
      <style:text-properties officeooo:rsid="003e4ab9"/>
    </style:style>
    <style:style style:name="T20" style:family="text">
      <style:text-properties officeooo:rsid="00413ce0"/>
    </style:style>
    <style:style style:name="T21" style:family="text">
      <style:text-properties officeooo:rsid="0041934d"/>
    </style:style>
    <style:style style:name="T22" style:family="text">
      <style:text-properties officeooo:rsid="0041e2fb"/>
    </style:style>
    <style:style style:name="T23" style:family="text">
      <style:text-properties officeooo:rsid="004336a5"/>
    </style:style>
    <style:style style:name="T24" style:family="text">
      <style:text-properties officeooo:rsid="00442b18"/>
    </style:style>
    <style:style style:name="T25" style:family="text">
      <style:text-properties officeooo:rsid="0045e0ef"/>
    </style:style>
    <style:style style:name="T26" style:family="text">
      <style:text-properties fo:font-weight="normal" style:font-weight-asian="normal" style:font-weight-complex="normal"/>
    </style:style>
    <style:style style:name="T27" style:family="text">
      <style:text-properties fo:font-weight="normal" officeooo:rsid="00ad4e63" style:font-weight-asian="normal" style:font-weight-complex="normal"/>
    </style:style>
    <style:style style:name="T28" style:family="text">
      <style:text-properties officeooo:rsid="00bc4e32"/>
    </style:style>
    <style:style style:name="T29" style:family="text">
      <style:text-properties officeooo:rsid="00bed5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view</text:p>
      <text:p text:style-name="P1"/>
      <text:p text:style-name="Standard"/>
      <text:p text:style-name="Standard"/>
      <text:p text:style-name="P4"><text:span text:style-name="T1">Below are the topics we will be discussing in the video: ​ </text:span><text:a xlink:type="simple" xlink:href="https://www.youtube.com/watch?v=4nTh3AP6knM&amp;t=0s" text:style-name="Internet_20_link" text:visited-style-name="Visited_20_Internet_20_Link"><text:span text:style-name="T8">00:00:00</text:span></text:a><text:span text:style-name="T7"> </text:span><text:span text:style-name="T1">What is design thinking </text:span><text:a xlink:type="simple" xlink:href="https://www.youtube.com/watch?v=4nTh3AP6knM&amp;t=462s" text:style-name="Internet_20_link" text:visited-style-name="Visited_20_Internet_20_Link"><text:span text:style-name="T8">00:07:42</text:span></text:a><text:span text:style-name="T7"> </text:span><text:span text:style-name="T1">Dt process </text:span><text:a xlink:type="simple" xlink:href="https://www.youtube.com/watch?v=4nTh3AP6knM&amp;t=1018s" text:style-name="Internet_20_link" text:visited-style-name="Visited_20_Internet_20_Link"><text:span text:style-name="T8">00:16:58</text:span></text:a><text:span text:style-name="T7"> </text:span><text:span text:style-name="T1">DT steps </text:span><text:a xlink:type="simple" xlink:href="https://www.youtube.com/watch?v=4nTh3AP6knM&amp;t=1660s" text:style-name="Internet_20_link" text:visited-style-name="Visited_20_Internet_20_Link"><text:span text:style-name="T8">00:27:40</text:span></text:a><text:span text:style-name="T7"> </text:span><text:span text:style-name="T1">Empathy mapping </text:span><text:a xlink:type="simple" xlink:href="https://www.youtube.com/watch?v=4nTh3AP6knM&amp;t=1980s" text:style-name="Internet_20_link" text:visited-style-name="Visited_20_Internet_20_Link"><text:span text:style-name="T8">00:33:00</text:span></text:a><text:span text:style-name="T7"> </text:span><text:span text:style-name="T1">DT and agile</text:span></text:p>
      <text:p text:style-name="P5"/>
      <text:p text:style-name="P5"><text:span text:style-name="T19">D</text:span>alam <text:span text:style-name="T19">kelas</text:span> ini kita akan mempelajari segala sesuatu tentang design thinking.</text:p>
      <text:p text:style-name="P5"/>
      <text:p text:style-name="P5">kita akan memulai video ini dengan apa itu design thinking kemudian kita akan <text:span text:style-name="T20">membahas </text:span><text:span text:style-name="T21">bagaimana </text:span>proses design thinking secara detail.</text:p>
      <text:p text:style-name="P5"/>
      <text:p text:style-name="P5">selanjutnya kita akan melihat apa saja langkah-langkah <text:span text:style-name="T9">design thinking</text:span> dan apa <text:span text:style-name="T22">yang dimaksud dengan </text:span>empati <text:span text:style-name="T13">map</text:span><text:span text:style-name="T23">ping</text:span>.</text:p>
      <text:p text:style-name="P5"/>
      <text:p text:style-name="P5"><text:span text:style-name="T23">Dan </text:span>akhirnya <text:span text:style-name="T9">kita</text:span> akan menyimpulkan <text:span text:style-name="T10">pembelajaran </text:span>ini dengan menggabungkan <text:span text:style-name="T11">design thinking</text:span> dan <text:span text:style-name="T24">metode </text:span>agile .</text:p>
      <text:p text:style-name="P5"/>
      <text:p text:style-name="P5">tetapi sebelum itu, saya <text:span text:style-name="T15">ingin </text:span>memberi tahu Anda beberapa fakta <text:span text:style-name="T25">menarik </text:span>berdasarkan pertumbuhan <text:span text:style-name="T16">kebutuhan</text:span> pekerjaan di tahun 2021, linkedin menegaskan bahwa <text:span text:style-name="T17">skill</text:span> yang paling diminati adalah pengembangan web, seo, design thinking, u<text:span text:style-name="T18">i/ux designer</text:span> dan visualisasi data.</text:p>
      <text:p text:style-name="P5"/>
      <text:p text:style-name="P5"><text:span text:style-name="T14">Pada </text:span>sesi ini kita akan membahas apa itu design thinking.</text:p>
      <text:p text:style-name="P5">kasus penggunaan design thinking.</text:p>
      <text:p text:style-name="P5">mengapa design thinking itu penting.</text:p>
      <text:p text:style-name="P5"><text:span text:style-name="T12">Design thinking</text:span> <text:span text:style-name="T12">proses </text:span>dan</text:p>
      <text:p text:style-name="P5">empat pilar design thinkin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text:soft-page-break/>Apa itu design thinking dan kenapa sangat populer?</text:p>
      <text:p text:style-name="P6"/>
      <text:p text:style-name="P6">sekarang ini banyak orang dan banyak perusahaan ngomongin tentang design thinking. Sebenernya apa sih yang dimaksud dengan design thinking?</text:p>
      <text:p text:style-name="P6"/>
      <text:p text:style-name="P6">Yuk kita cari tau.</text:p>
      <text:p text:style-name="P6"/>
      <text:p text:style-name="P6">Pada tahun 2008, tim brown CEO dari consultan design dan inovasi terkemuka asal amerika serikat ideo, menuliskan sebuah artikel di harvard business review dengan judul design thinking. Dan sejak penerbitan artikel itu, design thinking jadi sangat berkembang popularitas nya diluar komunitas design sebagai pendekatan inovatif dalam memecahkan permasalahan.</text:p>
      <text:p text:style-name="P6"/>
      <text:p text:style-name="P6">Dalam dunia bisnis design thinking sudah digunakan banyak perusahaan di seluruh dunia untuk mengembangkan produk, layanan, proses kerja, dan juga model bisnis. Karena proses nya terbukti mampu menghasilkan inovasi yang disenangi oleh customer, bersifat out of the box atau terobosan dan juga menguntungkan dari sisi bisnis.</text:p>
      <text:p text:style-name="P6"/>
      <text:p text:style-name="P6">Lalu apa sebenarnya yang dimaksud dengan design thinking ini? Kalo berdasarkan terjemahannya maka, cara atau proses berpikir ala designer. Ya kan? Memang seperti apa sih seorang designer itu berpikir? </text:p>
      <text:p text:style-name="P6"/>
      <text:p text:style-name="P6">Beberapa dari kita mungkin berpikir bahwa seorang designer seseorang yang kerjaan nya adalah membuat sebuah produk jadi lebih menarik dari sisi estetika, sehingga menjadi lebih diinginkan oleh customer.</text:p>
      <text:p text:style-name="P6"/>
      <text:p text:style-name="P6">Membuat sesuatu menjadi lebih menarik memang jadi salah satu bagian dari aktivitas design, tapi bukan itu yang jadi esensi nya. Esensi dari aktivitas design adalah memikirkan cara untuk membuat apapun yang kita design bisa jadi lebih baik dalam memenuhi kebutuhan dari pengguna nya. Dan oleh karena itu proses inovasi yang menggunakan pendekatan design thinking disebut dengan human centered atau berpusat pada manusia, si pengguna tadi, karena fokus nya memang membantu manusia, si pengguna tadi untuk menyelesaikan masalah nya dan mencapai apa yang menjadi aspirasi nya.</text:p>
      <text:p text:style-name="P6"/>
      <text:p text:style-name="P6">Nah aspek human centered inilah yang membuat design thinking berbeda dengan pendekatan inovasi lain yang berpusat pada teknologi atau pesaing. </text:p>
      <text:p text:style-name="P6"/>
      <text:p text:style-name="P6">Walaupun begitu bukan berarti design thinking itu mengacuhkan teknologi atau kondisi pasar, hanya saja kepuasan customer itu ditempatkan sebagai prioritas nomer satu disitu. </text:p>
      <text:p text:style-name="P6"/>
      <text:p text:style-name="P6">Bahkan dalam artikel nya tim brown itu mendefinisikan design thinking sebagai pendekatan inovasi yang menggunakan cara berpikir dan teknik-teknik designer untuk mempertemukan yang customer butuhkan dengan apa yang memungkinkan secara teknologi dan apa yang bisa dijadikan peluang bisnis yang menguntungkan. </text:p>
      <text:p text:style-name="P6"/>
      <text:p text:style-name="P6">Nah pertanyaan anda berikutnya mungkin, seperti apa sih praktek dari design thinking itu? Nah bentuk praktek atau proses design thinking itu ternyata beragam sekali namun mereka semua selalu didasari dengan tiga hal yang menjadi prinsip nya, atau yang disingkat dengan <text:s/>3E, yaitu empathy, expansive thinking, dan experimentation. </text:p>
      <text:p text:style-name="P6"/>
      <text:p text:style-name="P6">Semua proses selalu diawali dengan empathy, yaitu mendalami perspektif, perasaan dan pengalaman customer, untuk memahami apa yang menjadi kebutuhan mereka. Kemudian pencarian solusi dilakukan dengan expansive thinking, artinya memikirkan ide sebanyak mungkin, seluas mungkin, dalam rangka menemukan solusi terbaik bagi si customer. Dan terakhir solusi dikembangkan secara iteratif melalui experimentation atau uji coba dengan melibatkan customer itu sendiri untuk memastikan bahwa solusi tersebut akhirnya benar-<text:soft-page-break/>benar terbukti mampu menjawab kebuthan mereka. Nah 3E inilah yang menjadi nyawa sekaligus kekhasan dari design thinking sebagai sebuah proses inovasi. </text:p>
      <text:p text:style-name="P5"/>
      <text:p text:style-name="P5"><text:s/></text:p>
      <text:p text:style-name="P5"/>
      <text:p text:style-name="P14">Asal usul dan perkembangan design thinking</text:p>
      <text:p text:style-name="P9"/>
      <text:p text:style-name="P9">design thinking sudah menjadi tren dalam dunia inovasi korporat pada saat ini. Tapi sebenarnya bagaimana sih asal mula dari design thinking itu sendiri dan bagaimana perkembangan nya dari waktu-waktu?</text:p>
      <text:p text:style-name="P9"/>
      <text:p text:style-name="P9">Design thinking memang menjadi sangat populer atau masuk dalam mainstream dunia bisnis itu sekitar akhir tahun 2000-an.</text:p>
      <text:p text:style-name="P9"/>
      <text:p text:style-name="P9">Tapi sebenarnya istilah design thinking sendiri sebagai metode pemecahan kreatif pertama kali diperkenalkan di awal dekade 1980-an.</text:p>
      <text:p text:style-name="P9"/>
      <text:p text:style-name="P9">Istilah design thinking berasal dari akademisi-akademisi seperti bryan lawson, nigel cross yang mengamati bagaiman desginer seperti arsitek itu memecahkan permasalahan dengan pola pikir yang berbeda dengan para scientist atau engineer yang ada pada saat itu.</text:p>
      <text:p text:style-name="P9"/>
      <text:p text:style-name="P9">Nah pertama mereka melihat bahwa designer itu lebih fokus pada masa depan, dan menciptakan sesuatu yang baru dibandingkan sekedar mengelaborasi solusi yang sudah ada. Nah hal kedua yang mereka amati adalah, bahwa mereka melihat bahwa designer itu mengembangkan solusi secara interaktif, dibandingkan terlalu lama membuat solusi sempurna secara linear, dimana setiap iterasi nya designer juga melibatkan masukan dari client nya.</text:p>
      <text:p text:style-name="P9"/>
      <text:p text:style-name="P9">Nah berdasarkan pengamatan mereka tersebut, akhirnya para akademisi di tahun 1980-an itu mulai beranggapan bahwa pola pikir para designer ini lebih cocok memecahkan permasalahan di zaman modern yang memang sifat nya lebih kompleks, lebih dinamis dan ambigu, yang sering disebut dengan wicked problems. Hal ini dikarenakan dalam memecahkan wicked problems ini kita tidak bisa bergantung pada proses pemecahan masalah yang linear atau solusi yang ada dimasa lalu, melainkan kita harus mengembangkan solusi baru berdasarkan pemahaman mendalam mengenai customer dan secara iteratif atau berulang sampai ketemu solusi yang tepat. Nah kemudian di dekadi 1990-an design thinking mulai memasuki dunia bisnis. </text:p>
      <text:p text:style-name="P9"/>
      <text:p text:style-name="P9">Ideal saat itu perusahaan konsultan dan dalam bidang design produk dan industri merupakan salah satu perusahaan pertama yang sukses mengadopsi design thinking untuk memecahkan wicked problems ini, dalam konteks bisnis tentu saja.</text:p>
      <text:p text:style-name="P9"/>
      <text:p text:style-name="P14"><text:span text:style-name="T26">Yang dilakukan oleh ideal dalam menggunakan design thinking untuk membingkai ulang wicked problems menjadi masalah yang human </text:span><text:span text:style-name="T27">centric dan fokus terhadap apa yang paling penting bagi customer, sehingga mereka mampu menghasilkan produk-produk yang akhirnya sukses besar di pasar.</text:span></text:p>
      <text:p text:style-name="P8"/>
      <text:p text:style-name="P7">Nah akhirnya diawal dekade 2000, mulailah diterbitkan proses-proses design thinking yang dibakukan oleh berbagai civitas akademika, demikian juga praktisi.</text:p>
      <text:p text:style-name="P7"/>
      <text:p text:style-name="P7">Contoh nya ideal mulai mempopulerkan design thinking dengan proses 3 tahap nya yaitu, inspiration, ideating, dan implementing. </text:p>
      <text:p text:style-name="P7"/>
      <text:p text:style-name="P7">Selain itu standford university d.school juga menerbitkan proses dengan 5 tahapan nya yang mana sekarang ini menjadi salah satu rujukan terpopuler sampai hari ini. </text:p>
      <text:p text:style-name="P7"><text:soft-page-break/></text:p>
      <text:p text:style-name="P7">Yaitu, empathize, define, ideate, prototype dan test. </text:p>
      <text:p text:style-name="P7"/>
      <text:p text:style-name="P7">Di dekade 2010-an design thinking mulai menjadi mainstream dan variasi-variasi baru juga terus bermunculan, seperti proses 4 tahap yang dikembangkan profesor liedtka dari university of virginia yaitu, what-is, what-if, what-wows, dan what-works.</text:p>
      <text:p text:style-name="P7"/>
      <text:p text:style-name="P7">Begitulah kurang lebih sejarah singkat terkait perkembangan design thinking.</text:p>
      <text:p text:style-name="P7"/>
      <text:p text:style-name="P7">Intinya proses design thinking selalu berevolusi untuk mengatasi wicked problems yang memang semakin hari semakin kesini menjadi semakin menantang.</text:p>
      <text:p text:style-name="P7"/>
      <text:p text:style-name="P7"/>
      <text:p text:style-name="P7"/>
      <text:p text:style-name="P15">5 tahapan design thinking </text:p>
      <text:p text:style-name="P15"/>
      <text:p text:style-name="P7">ada banyak sekali variasi terkait proses atau tahapan dalam melakukan design thinking. Salah satunya paling popular adalah proses 5 tahap yang dikembangkan oleh standford university d.school. </text:p>
      <text:p text:style-name="P7"/>
      <text:p text:style-name="P7">5 tahap dalam proses tersebut adalah empathize, define, ideate, prototype, dan testing.</text:p>
      <text:p text:style-name="P7"/>
      <text:p text:style-name="P7">Mempratekkan kelima tahapan ini akan membantu kita untuk mengaplikasikan kreativitas dalam menyelesaikan permasalahan real secara efektif.</text:p>
      <text:p text:style-name="P7"/>
      <text:p text:style-name="P10">Mari kita bahas tahapan-tahapan nya.</text:p>
      <text:p text:style-name="P10"/>
      <text:p text:style-name="P11">Kita mulai dari 2 tahapan yang pertama yaitu empathy dan define. Pada 2 tahapan ini, kita akan memahai permasalahan yang ada sebelum mencari solusinya, nah ini penting.</text:p>
      <text:p text:style-name="P11"/>
      <text:p text:style-name="P11">Karena kebanyakan orang tidak menggunakan design thinking itu tidak begitu berupaya memahami permasalahan sebelum cari solusi. Banyak dari mereka bahkan mencoba memahami permasalahan itu hanya dari sudut pandang mereka aja, bukan dari sudut pandang nya si customer, atau stakeholder yang mengalami masalah. Sehingga akhirnya masalah nya teridentifikasi itu bisa jadi ga tajem atau bahkan salah.</text:p>
      <text:p text:style-name="P11"/>
      <text:p text:style-name="P11">Sekarang kita mulai dari tahap yang pertama yaitu, empathize, di tahap empathize ini kita fokus benar-benar memahami perspektif dan perasaan customer, kita cari tau keluhannya, apa yang jadi keinginannya dan hal-hal lain sehingga kita mendapatkan insight terkait apasih yang menjadi tantangan dan aspirasi.</text:p>
      <text:p text:style-name="P11"/>
      <text:p text:style-name="P11">Selanjutnya pada tahap berikutnya yaitu define, kita kemudian identifikasi apa masalah utama yang mereka miliki dan kita ingin bantu untuk pecahkan dan kita perlu definisikan masalah tersebut dari sudut pandang customer. </text:p>
      <text:p text:style-name="P11"/>
      <text:p text:style-name="P11">Dengan kita melakukan tahap 1 dan 2 ini kita akhirnya memiliki pemahaman yang mendalam terkait permasalahan yang dialami customer yang kita ingin bantu.</text:p>
      <text:p text:style-name="P11"/>
      <text:p text:style-name="P12">Nah kemudian, masuk ke tahap ketiga, yaitu ideate. Disini fokus kita cari solusi untuk memecahkan masalah yang sudah kita definisikan sebelumnya. Dan tahap ini kita dan tim menantang dan membebaskan sesama untuk berpikir luas dan kreatif dan sebaiknya kita lakukan dengan tim yang heterogen agar ide yang dikumpulkan itu bisa lebih kaya.</text:p>
      <text:p text:style-name="P12"/>
      <text:p text:style-name="P12"/>
      <text:p text:style-name="P12"/>
      <text:p text:style-name="P19"><text:soft-page-break/>Prinsip utama dalam melakukan ideation adalah menunda penilaian solusi, jadi diawal kita perluas eksplorasi ide sebanyak mungkin, kemungkinan-kemungkinan solusi termasuk ide-ide yang gila, atau liar. Dan penting bagi kita untuk membuang ide gila hanya karna mungkin itu dianggap tidak masuk akal, karena itulah cara kita untuk mendapatkan ide yang out of the box. </text:p>
      <text:p text:style-name="P12"/>
      <text:p text:style-name="P19">Nah setelah terkumpul banyak ide, baru kemudian kita lakukan penilaian atau penyaringan solusi sehingga kita bisa came up dengan satu, dua atau tiga ide yang lain.</text:p>
      <text:p text:style-name="P12"/>
      <text:p text:style-name="P19">Ide solusi yang kita pilih itu kemudian kita kembangkan di tahap empat dan lima, yaitu prototype dan testing. </text:p>
      <text:p text:style-name="P12"/>
      <text:p text:style-name="P19">Jadi kita kembangkan ide tersebut menjadi prototype atau representasi kongkrit yang bisa di indera. Dan kita bisa test atau ujia coba kan dengan real customer untuk mendapatkan feedback dari mereka.</text:p>
      <text:p text:style-name="P12"/>
      <text:p text:style-name="P19">Lalu apa selanjutnya? Apa sudah selesai proses design thinking nya? Tentu saja tidak. Berdasarkan umpan balik yang kita dapat, kita lakukan iterasi lagi untuk memperbaiki solusi nya.</text:p>
      <text:p text:style-name="P12"><text:s/></text:p>
      <text:p text:style-name="P12"/>
      <text:p text:style-name="P19">kita mulai lagi iterasi nya dari awal, atau mungkin kembali ke prototyping, ideating, define, bahkan kembali ke empati. </text:p>
      <text:p text:style-name="P12"/>
      <text:p text:style-name="P19">Kemudian, setelah kita melakukan iterasi lagi, diulangi lagi sampai kemudian kita sampai pada satu titik meyakini bahwa apa yang kita ingin selesaikan benar-benar punya solusi dan itu sudah divalidasi oleh si customer. </text:p>
      <text:p text:style-name="P12"/>
      <text:p text:style-name="P19">Nah pengulangan inilah yang menjadi kunci kesuksesan dari design thinking.</text:p>
      <text:p text:style-name="P12"/>
      <text:p text:style-name="P19">Seperti itulah gambaran dari 5 tahapan design thinking, yang sebenarnya itu bukan tahapan yang linear ya, melainkan sebuah proses yang dinamis dan iteratif.</text:p>
      <text:p text:style-name="P19"/>
      <text:p text:style-name="P19"/>
      <text:p text:style-name="P30"/>
      <text:p text:style-name="P2"><text:span text:style-name="T2">K</text:span><text:span text:style-name="T3">enapa perusahaan butuh design thinking untuk berinovasi?</text:span></text:p>
      <text:p text:style-name="P31"/>
      <text:p text:style-name="P20">Design thinking sangatlah penting untuk perusahaan saat ini, karena semakin kesini, keunggulan kompetitif yang dimiliki oleh perusahaan itu semakin pendek masa guna nya. </text:p>
      <text:p text:style-name="P20"/>
      <text:p text:style-name="P20"/>
      <text:p text:style-name="P20">Artinya ketika suatu perusahaan itu sukses, dia berhasil mendapat keunggulan kompetitif di pasar, misalnya karena mungkin dia punya inovasi produk yang bagus, nah waktunya itu tidak lama sebelum perusahaan lain merebut keunggulan kompetitif itu dari dia.</text:p>
      <text:p text:style-name="P20"/>
      <text:p text:style-name="P20">Selain itu, di era bisnis saat ini, sepertinya semakin susah kita memprediksi datang nya pesaing, karena mereka tidak selalu datang dari industri yang sama. Pesaing itu bisa datang dari perusahaan yang sama sekali berbeda bahkan dari perusahaan startup yang bahkan kita tidak pernah dengar nama nya.</text:p>
      <text:p text:style-name="P20"/>
      <text:p text:style-name="P21">Contoh nya, misalnya kita kenal airbnb yang mendistrupsi industri perhotelan, atau apple yang mendistrupsi industri musik, atau gojek yang mendistrupsi industri transportasi hanya dalam waktu yang relatif singkat. Nah itulah sebabnya perusahaan itu perlu lebih cepat <text:s/>dan kreatif dalam berinovasi agar bisa terus mempertahankan keunggulan kompetitif yang dimiliki.</text:p>
      <text:p text:style-name="P21"><text:soft-page-break/>Dan design thinking menjadi cara berinovasi yang sangat tepat untuk menghadapi tantangan itu.</text:p>
      <text:p text:style-name="P21"/>
      <text:p text:style-name="P21">Apasih yang menjadi nilai tambah dari design thinking? Jawaban nya adalah karena pendekatan inovasi nya yang human centric atau customer centric.</text:p>
      <text:p text:style-name="P21"/>
      <text:p text:style-name="P21">Nah emang inovasi yang nggak customer centric itu yang bagaimana? Misalnya inovasi yang fokus nya pada pesaing. Ada perusahaan yang berinovasi pada fokus yang seperti itu, jadi dia menjadikan pesaing dalam industri mereka itu sebagai acuan inovasi, ya sebagai mengacu base practice pada industri atau tren yang dilakukan oleh para pesaing. Yang menjadi prioritas yang fokus nya pada pesaing ini adalah mengeluarkan inovasi lebih cepat dibandingkan pesaing, sekecil apapun inovasi tersebut.</text:p>
      <text:p text:style-name="P21"/>
      <text:p text:style-name="P21">Contoh kedua adalah, inovasi yang fokusnya pada teknologi. Nah perusahaan yang berinovasi pada fokus ini, menjadikan perkembangan teknologi dan kapabilitas perusahaan sebagai acuan inovasi. Jadi mereka mulai inovasi itu dengan menentukan teknologi itu dengan teknologi terkini, teknologi yang terbaik pada saat ini yang mereka bisa manfaat kan. </text:p>
      <text:p text:style-name="P21"/>
      <text:p text:style-name="P21">Yang jadi prioritas perusahaan yang fokus nya pada teknologi ini adalah mengeluarkan inovasi dengan teknologi yang paling mutakhir.</text:p>
      <text:p text:style-name="P21"/>
      <text:p text:style-name="P21">Nah yang jadi masalah, dari kedua pendekatan yang saya sampaikan tadi, adalah bahwa base practice teknologi terkini itu kan belum tentu memberikan value yang diinginkan oleh customer kan? Sehingga sering kali menjadi kurang efektif untuk meraih keunggulan kompetitif secara signifikan. Dan kedua pendekatan tadi, bisa menjadi semakin tidak efektif di era saat ini karena namanya base practice dalam industri, juga teknologi, itu berubahnya sangat cepat. Sehingga susah untuk dijadikan sebagai acuan.</text:p>
      <text:p text:style-name="P21"/>
      <text:p text:style-name="P21">Oleh karena itu, yang paling bisa menjadi pegangan yang terpercaya adalah, keinginan dari customer. Dan yang sebaiknya jadi fokus perusahaan adalah meraih keunggulan kompetitif dengan menangkap peluang bisnis baru dari keinginan customer yang belum terpenuhi. Dan itulah yang bisa kita lakukan dengan design thiking.</text:p>
      <text:p text:style-name="P21"/>
      <text:p text:style-name="P21">Design thinking sendiri adalah sebuah proses inovasi yang sering kali menghasilkan inovasi terobosan karena orientasi nya pada apa yang memang belum diketahui dibandingkan apa yang sudah diketahui oleh banyak orang termasuk oleh customer itu sendiri.</text:p>
      <text:p text:style-name="P21"/>
      <text:p text:style-name="P16"><text:span text:style-name="T3">Contohnya dalam memahami keinginan customer, berbeda dengan pendekatan tradisional yang fokus nya menjawab, apasih yang customer butuhkan? Design thinking itu fokus menggali apa yang customer miliki kebutuhan, tetapi dia belum sadar akan kebutuhan itu, </text:span><text:span text:style-name="T4">maka </text:span><text:span text:style-name="T3">seorang design thinker itu tidak sekedar </text:span><text:span text:style-name="T4">menanyakan apasih yang anda inginkan, tapi mereka melakukan investigasi yang sangat dalam terkait perilaku customer, seperti hal-hal yang biasa mereka lakukan, atau keluhkan dan alasan dibalik semua itu.</text:span></text:p>
      <text:p text:style-name="P22"/>
      <text:p text:style-name="P23">Maka dari itu design thinking lebih memungkinkan untuk menemukan kebutuhan yang selama ini belum begitu disadari atau dipenuhi oleh pasar.</text:p>
      <text:p text:style-name="P23"/>
      <text:p text:style-name="P23">Contoh lainnya dalam mengembangkan solusi, seorang design thinker itu menyadari bahwa tidak memungkinkan untuk kita menghasilkan solusi yang tepat dalam sekali jalan.</text:p>
      <text:p text:style-name="P23"/>
      <text:p text:style-name="P17"><text:span text:style-name="T3">Melainkan seorang design thinker mengembangkan solusi nya secara iteratif dan eksperimentatif dengan menguji coba kan, dengan prototype nya yang beberapa kali harus di iterasi, sampai kemudian ketemu sebuah solusi yang benar-benar bukan sekedar berbeda dari yang lain, tapi juga menyelesaikan masalah dari customer. Memberikan value yang paling </text:span><text:soft-page-break/><text:span text:style-name="T3">berharga kepada customer yang belum pernah ditawarkan oleh pesaing lain dalam industrinya. </text:span></text:p>
      <text:p text:style-name="P23"/>
      <text:p text:style-name="P23">Kesimpulannya design thinking itu sangat penting untuk dikuasai oleh perusahaan saat ini agar lebih mampu memperoleh keunggulan kompetitif yang signifikan yang menciptakan peluang-peluang bisnis baru yang mana orang lain belum bisa tangkap.</text:p>
      <text:p text:style-name="P23"/>
      <text:p text:style-name="P23">Itulah mengapa design thinking begitu penting untuk dimiliki oleh perusahaan pada saat ini.</text:p>
      <text:p text:style-name="P23"/>
      <text:p text:style-name="P23"/>
      <text:p text:style-name="P32">Keuntungan menggunakan design thinking</text:p>
      <text:p text:style-name="P32"/>
      <text:p text:style-name="P24">bagi kebanyakan orang pertama kali berinovasi menggunakan design thinking mungkin terasa canggung atau kurang nyaman, karena rangkaian proses nya yang sangat berbeda dari proses inovasi tradisional yang cenderung linear dan berdasarkan perencanaan yang detail. </text:p>
      <text:p text:style-name="P24"/>
      <text:p text:style-name="P24">Pertama-tama bisa terasa berantakan, karena memang dalam design thinking itu banyak ketidakpastiannya. Walaupun pada akhirnya para design thinker mengakui bahwa rangkaian proses nya itu masuk akal dan mampu mencapai hasil yang diingankan.</text:p>
      <text:p text:style-name="P24"/>
      <text:p text:style-name="P24">Lebih luas dari itu, perusahaan juga merasakan berbagai manfaat dari memanfaatkan design thinking di perusahaan. Baik itu manfaat financial, maupun manfaat non financial. </text:p>
      <text:p text:style-name="P24"/>
      <text:p text:style-name="P24">Contohnya, riset dari mckinsey <text:s/>di tahun 2018 itu menemukan bahwa perusahaan yang secara intensif menerapkan design thinking itu menikmati rata-rata pertumbuhan tahunan hingga 10%, jauh diatas rata-rata indsutri yang hanya sampai 6% saja. </text:p>
      <text:p text:style-name="P24"/>
      <text:p text:style-name="P24">Demikian juga dengan dividen yang diterima oleh pemegang saham, ternyata perusahaan-perusahaan itu, bisa menikmati pertumbuhan tahunan itu hingga 21%. jauh diatas rata-rata industri yang sekedar hanya 12-16% saja pertumbuhan tahunan nya.</text:p>
      <text:p text:style-name="P24"/>
      <text:p text:style-name="P24">Bicara soal keuntungan financial, banyak riset yang menunjukkan bahwa design thinking itu mampu meningkatkan pengembalian investasi-inovasi perusahaan.</text:p>
      <text:p text:style-name="P24"/>
      <text:p text:style-name="P24">Contohnya dalam sebuah artikel forbes. Perusahaan riset Forrester itu mengamati bahwa perusahaan-perusahaan yang sudah matang dalam menerapkan design thinking mampu mencapai pengembalian investasi sebesar 71%-107% secara konsisten.</text:p>
      <text:p text:style-name="P24"/>
      <text:p text:style-name="P24">Jadi bagaimana design thinking dapat meningkatkan pengembalian investasi.</text:p>
      <text:p text:style-name="P24"/>
      <text:p text:style-name="P24">Sederhana nya, pertama design thinking mampu menurunkan biaya invesatsi dalam berinovasi. Kedua, mampu meningkatkan kesuksesan inovasi yang dihasilkan.</text:p>
      <text:p text:style-name="P24"/>
      <text:p text:style-name="P24">Terkait biaya inovasi tadi, sebenarnya design thinking yang turunkan itu adalah resiko dan biaya kegagalan nya. Seperti sebagian dari kita yang sudah menerapkan design thinking, sangat tau bahwa design thinking itu mencegah kita untuk berinvestasi tinggi terhadap sesuatu solusi, ketika ketidakpastian atau resiko nya itu masih tinggi.</text:p>
      <text:p text:style-name="P24"/>
      <text:p text:style-name="P24">Maka pada saat melakukan iterasi awal, kita cukup membuat prototype, yang tidak mahal dan melakukan testing secara sederhana, karena tujuan nya masih untuk mendapatkan pembelajaran mengenai customer itu sendiri.</text:p>
      <text:p text:style-name="P24"/>
      <text:p text:style-name="P24"><text:soft-page-break/>Setelah beberapa kali iterasi, dan resiko ketidakpastian itu sudah menurun, baru kita berani investasi lebih tinggi lagi. Karena kemungkinan akan harus berubah solusinya kan juga sudah menurun kan, sehingga biaya investasi juga akan bisa lebih terkontrol.</text:p>
      <text:p text:style-name="P24"/>
      <text:p text:style-name="P24">Selain itu, karena solusinya itu sudah di uji coba kan beberapa kali dengan customer, maka kemungkinan inovasi nya sukses diadopsi oleh customer otomatis juga akan naik, karena sudah tervalidasi oleh customer itu sendiri. Akhirnya pengembalian investasi nya jadi jauh lebih tinggi dibandingkan proses inovasi tradisional yang mana biaya investasi nya tidak disesusaikan dengan level resiko dan kemungkinan sukses nya hanya didasarkan pada asumsi dari yang melakukannya.</text:p>
      <text:p text:style-name="P24"/>
      <text:p text:style-name="P24">Keuntungan dari aspek non-financial nya ternyata perusahaan juga mendapatkan banyak keuntungan dengan mengimplementasikan design thinking. Peneliti dari unversity of virginia, pernah melakukan riset kualitatif terkait dampak implementasi design thinking terhadap karyawan dalam sebuah organisasi. </text:p>
      <text:p text:style-name="P24"/>
      <text:p text:style-name="P24">Dan salah satu dampak positif yang ditemukan adalah peningkatan engagement dari karyawan terhadap kesuksesan organisasi.</text:p>
      <text:p text:style-name="P24"/>
      <text:p text:style-name="P24">Peningkatan engagement ini dikarenakan praktek-praktek design thinking yang membuat karyawan lebih dekat dengan customer dan kualitas kerjasama antar karyawan. Termasuk karyawan yang lintas fungsi, itu bisa jadi lebih baik.</text:p>
      <text:p text:style-name="P24"/>
      <text:p text:style-name="P24">Nah apa contoh praktek-praktek yang saya maksud tadi? Pertama, praktek melibatkan customer saat empathize dan testing itu ternyata meningkatkan rasa kepedulian emosional karyawan terhadap customer, dan juga menyamakan persepsi antar karyawan terkait apasih yang paling penting bagi customer.</text:p>
      <text:p text:style-name="P24"/>
      <text:p text:style-name="P18"><text:span text:style-name="T3">Kedua, praktek pembentukan tim yang heterogen, praktek ini meningkatkan keselarasan antar fungsi yang berbeda, sehingga mengurangi mentalitas </text:span><text:span text:style-name="T5">silo dan memperkuat keterbukaan sehingga kolaborasi lintas fungsi itu akan berjalan dengan lebih baik.</text:span></text:p>
      <text:p text:style-name="P25"/>
      <text:p text:style-name="P25">Ketiga, praktek diskusi-diskusi yang terstruktur dan terarah, sehingga karyawan lebih nyaman untuk berinovasi bersama. Misalnya di tahap awal, tim itu sama-sama fokus pada masalah, tanpa langsung mendebatkan solusi, saat diskusi ideation, barulah setiap orang diminta untuk berkontribusi ide, dan pembuatan keputusan terkait solusi pun dilakukan secara adil melalui prototyping dan testing.</text:p>
      <text:p text:style-name="P25"/>
      <text:p text:style-name="P18"><text:span text:style-name="T5">Kesimpulan nya manfaat design thining itu bukan hanya melekat pada inovasi saja, tetapi proses design thinking itu sendiri</text:span><text:span text:style-name="T3"><text:tab/></text:span><text:span text:style-name="T6">juga bisa membuat karyawan lebih engage untuk berinovasi bersama-sama demi kebaikan, baik pelanggan ataupun perusahaan.</text:span></text:p>
      <text:p text:style-name="P26"/>
      <text:p text:style-name="P26"/>
      <text:p text:style-name="P26"/>
      <text:p text:style-name="P26"/>
      <text:p text:style-name="P26"/>
      <text:p text:style-name="P3"><text:span text:style-name="T6">K</text:span><text:span text:style-name="T3">enapa harus pakai design thinking untuk inovasi?</text:span></text:p>
      <text:p text:style-name="P33"/>
      <text:p text:style-name="P27">Tentunya selain desgin thinking ada banyak sekali metode inovasi, tapi kenapa kok kita harus atau paling tidak mencoba design thinking?</text:p>
      <text:p text:style-name="P27"/>
      <text:p text:style-name="P27">Banyak dari kita mungkin mendengar bagaimana design thinking berhasil mengeluarkan kreativitas karyawan secara utuh sehingga mampu menghasilkan inovasi yang radikal.</text:p>
      <text:p text:style-name="P27"/>
      <text:p text:style-name="P27">Pertanyaan nya? Kok bisa ya? </text:p>
      <text:p text:style-name="P27"/>
      <text:p text:style-name="P27">Mari kita bahas, secara fundamental, menurut pakar design thinking jeanne liedtka, kekuatan utama design thinking itu adalah bagaimana metodologi nya itu merancang untuk secara halus melawan kecenderungan-kecenderungan sifat manusia yang membatasi kreativitas dan proses inovasi itu sendiri. </text:p>
      <text:p text:style-name="P27"/>
      <text:p text:style-name="P27">Untuk tahap empathize, design thinking itu menggunakan metodologi riset kualitatif, seperti interview dibandingkan kuantitatif seperti survey, dengan tujuan untuk mendorong kita menggali kebutuhan customer itu lebih dalam, karena saat melakukan riset yang kuantitatif itu ada kecenderungan untuk kita menjadi terpaku terhadap tren data yang jelas terlihat yang mana biasa nya hanya menunjukkan kebutuhan customer di permukaan saja. Yaitu sebatas yang customer mampu ekspresikan. </text:p>
      <text:p text:style-name="P27"/>
      <text:p text:style-name="P27">Sedangkan, metode riset kualitatif yang bersifat etnografis kita mampu menggali kebutuhan customer yang lebih dalam, yang mana mungkin mereka sulit mengekspresikan bila kita tidak menggali nya. </text:p>
      <text:p text:style-name="P27"/>
      <text:p text:style-name="P27">Nah kebutuhan yang tersembunyi inilah yang biasa nya akhirnya membuka pintu munculnya inovasi radikal. </text:p>
      <text:p text:style-name="P27"/>
      <text:p text:style-name="P27">Dalam proses ideation misalnya, versi design thinking itu terlihat seperti dirancang dengan banyak mekanisme untuk melawan beberapa kecenderungan negatif kita saat melakukan ideation. Misalnya saat diskusi ideation secara tim, setiap orang itu melakukan pencarian ide itu secara individu dulu, kemudian tertulis, lalu kemudian baru setiap orang diberikan kesempatan untuk mengekspresikan semua ide nya. </text:p>
      <text:p text:style-name="P27"/>
      <text:p text:style-name="P27">Hal ini membuat diskusi menjadi dinamis, dimana tim sama-sama mengolah banyak ide yang terkumpul secara kreatif, tanpa proses ideation secara individu terlebih dahulu, ada kecenderungan diskusi nya hanya membahas sedikit ide orang-orang yang vokal dan mungkin berposisi tinggi dan cepat mengarah ke pembahasan implementasi sebelum ideation itu dilakukan secara maksimal.</text:p>
      <text:p text:style-name="P27"/>
      <text:p text:style-name="P27">Kemudian dalam tahap prototype, design thinking itu meminta kita untuk memulai dahulu dengan prototype yang murah, yang sederhana, yang sangat jauh dari hasil akhir yang kita bayangkan, hal ini ialah untuk mencegah kecenderungan kita untuk membuat prototype yang mendekati bentuk akhir yang mana itu bisa membuat kita terpaku pada prototype pertama dan tidak terdorong melakukan iterasi secara signifikan, nah dengan prototype yang sederhana tadi yang dimiliki design thinking, kita mempunyai fleksibilitas untuk mengubah solusi berdasarkan pembelajaran yang kita dapat sepanjang jalan.</text:p>
      <text:p text:style-name="P27"/>
      <text:p text:style-name="P27">Maka kita bisa menjadi lebih leluasa untuk tetap melakukan eksperimentasi dengan ide-ide baru di setiap iterasi yang kita lakukan. <text:span text:style-name="T28">Jadi sekali lagi kenapa harus menggunakan design thinking? Jawabannya adalah karena mekanisme dalam setiap tahapan design thinking dirancang untuk sebisa mungkin memaksimalkan potensi setiap orang yang terlibat sebagai inovator benar-benar keluar, dan kreativitas nya bisa melahirkan inovasi yang radikal bahkan.</text:span></text:p>
      <text:p text:style-name="P27"/>
      <text:p text:style-name="P34"><text:soft-page-break/>Menggunakan Design thinking dan Agile development dalam inovasi</text:p>
      <text:p text:style-name="P34"/>
      <text:p text:style-name="P28">anda sudah mengetahui tentang design thinking dan bisa jadi anda juga pernah mendengar atau bahkan tau apa yang disebut dengan agile development. Sering kali dua terminologi ini digunakan bersamaan. Atau paling tidak sering anda dengar bersamaan. </text:p>
      <text:p text:style-name="P28"/>
      <text:p text:style-name="P28">Sebenarnya apasih perbedaan design thinking dan agile development, dan kapan kita harus lakukan design thinking, kapan kita harus lakukan agile development.</text:p>
      <text:p text:style-name="P28"/>
      <text:p text:style-name="P28">Dalam era bisnis yang penuh ketidakpastian seperti saat ini, penulis buku the innovator method melihat bahwa perusahaan-perusahaan yang terus sukses berinovasi ialah mereka yang menggunakan lebih banyak metode inovasi dibandingkan perusahaan lainnya.</text:p>
      <text:p text:style-name="P28"/>
      <text:p text:style-name="P28">Nah salah satunya adalah design thinking, jadi design thinking itu bukan satu-satunya metode inovasi yang digunakan dalam suatu perusahaan. Bahkan inovasi itu menjadi kuat, apabila design thinking itu dikombinasikan dengan metode lain. Salah satunya adalah agile development. </text:p>
      <text:p text:style-name="P28"/>
      <text:p text:style-name="P28">Terkait penggunaan kedua metode tersebut, dalam buku the innovators method juga dituliskan bahwa sebaiknya kita menggunakan design thinking dan agile development itu bersamaan. Supaya apa? Supaya implementasi nya itu jadi lebih mudah. </text:p>
      <text:p text:style-name="P28"/>
      <text:p text:style-name="P28">Inti dari agile development itu adalah proses membangun solusi yang memiliki value tinggi yang itu datang dari sudut pandang customer. Yang dilakukan dengan cepat, adaptif, dan juga iteratif. Dalam praktek nya solusi itu dikembangkan melalui siklus-siklus iterasi pendek dimana setiap siklus nya menghasilkan <text:span text:style-name="T29">versi solusi yang masih in progress, tapi sudah mampu memberikan value tertentu kepada customer. </text:span></text:p>
      <text:p text:style-name="P28"/>
      <text:p text:style-name="P29">Nah solusi in progress ini di uji coba kan dengan customer dan pembelajaran yang didapat digunakan untuk melakukan perbaikan dan adaptasi atau bahkan perubahan pada siklus berikutnya.</text:p>
      <text:p text:style-name="P29"/>
      <text:p text:style-name="P29">Sampai disini kita sudah bisa melihat bahwa fokus dari agile development dalam proses inovasi itu berbeda dari design thinking.</text:p>
      <text:p text:style-name="P29"/>
      <text:p text:style-name="P29">Design thinking titik beratnya adalah menemukan masalah customer yang tepat. Lalu menghasilkan pilihan-pilihan solusi, sedangkan agile development fokus nya adalah pada pengembangan dan penyempurnaan dari solusi tersebut. </text:p>
      <text:p text:style-name="P29"/>
      <text:p text:style-name="P29">Maka agile development itu tepat untuk digunakan pada fase pengembangan solusi atau lebih tepatnya lagi, agile development itu digunakan setelah mendapatkan prototype solusi yang sudah tervalidasi dari proses design thinking. Biasa terjadi setelah beberapa kali melakukan iterasi awal.</text:p>
      <text:p text:style-name="P29"/>
      <text:p text:style-name="P29">Pendekatan agile development digunakan untuk memastikan bahwa solusi yang telah dihasilkan oleh desgin thinking itu benar-benar dapat dibangun cepat dan juga tetap melibatkan customer dan juga tetap ada aktif terhadap perubahan dari kondisi.</text:p>
      <text:p text:style-name="P29"/>
      <text:p text:style-name="P29">Perlu dicatat bahwa proses design thinking tidak dihentikan ketika agile development itu dijalankan, jadi kapanpun, tim itu bisa melakukan ulang tahapan-tahapan design thinking bersamaan dengan jalannya agile development.</text:p>
      <text:p text:style-name="P29"/>
      <text:p text:style-name="P29">Agile development sudah terbukti dapat memperkuat design thinking, karena memang kedua nya memiliki kesamaan terkait prinsip inovasi yang mendasari prosesnya.</text:p>
      <text:p text:style-name="P29"/>
      <text:p text:style-name="P29"><text:soft-page-break/>Pertama, kedua metode itu menghargai masukan dari customer, sehingga value dan kriteria kesuksesan itu ditentukan customer, bukan dari sudut pandang tim,designer atau developer.</text:p>
      <text:p text:style-name="P29"/>
      <text:p text:style-name="P29">Kedua, kedua metode itu melibatkan iterasi dan perbaikan kelanjutan, sehingga sama-sama responsif terhadap pembelajaran baru dan fleksibel terhadap adanya perubahan.</text:p>
      <text:p text:style-name="P29"/>
      <text:p text:style-name="P29">Ketiga, kedua proses menjunjung tinggi pemberdayaan dan kerjasama yang erat antara anggota tim yang datang dari lintas divisi demi menghasilkan solusi yang terbaik.</text:p>
      <text:p text:style-name="P29"/>
      <text:p text:style-name="P29">Maka dari itu, agile development sering digunakan bersama design thinking untuk membuat proses inovasi menjadi lebih optimal, terutama dalam aspek pembangunan dan implementasi dari solusi yang sudah tervalidas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09:32:51.963006799</meta:creation-date>
    <dc:date>2022-03-29T10:52:02.333801284</dc:date>
    <meta:editing-duration>PT17H52M18S</meta:editing-duration>
    <meta:editing-cycles>149</meta:editing-cycles>
    <meta:generator>LibreOffice/7.2.6.2$Linux_X86_64 LibreOffice_project/20$Build-2</meta:generator>
    <meta:document-statistic meta:table-count="0" meta:image-count="0" meta:object-count="0" meta:page-count="11" meta:paragraph-count="133" meta:word-count="3903" meta:character-count="28426" meta:non-whitespace-character-count="24612"/>
  </office:meta>
</office:document-meta>
</file>